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resume-joost-soeterbroek"/>Resume Joost Soeterbroek<text:bookmark-end text:name="resume-joost-soeterbroek"/></text:h>
      <text:p text:style-name="Horizontal_20_Line"/>
      <text:p text:style-name="P1">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-being of people with disabilities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zation at sea. I was a part of the IT team that supported KNRM volunteers out at sea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zation for road- and water infrastructure) and the Dutch Police:</text:p>
      <text:list text:style-name="L1">
        <text:list-item>
          <text:p text:style-name="P2">For Rijkswaterstaat I worked in a team responsible for measurements of (sea) water levels, with a strong focus on Nagios monitoring.</text:p>
        </text:list-item>
        <text:list-item>
          <text:p text:style-name="P2">For the Dutch Police I worked in a security-sensitive environment of &gt;600 hosts, with a strong focus on system configuration management automation with Puppet.</text:p>
        </text:list-item>
      </text:list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2">
        <text:list-item>
          <text:p text:style-name="P3">Java Middleware Applications (Glassfish, Tomcat, ServiceMix, ActiveMQ, Liferay) Development and Production (OTAP) environment for SOA architecture</text:p>
        </text:list-item>
        <text:list-item>
          <text:p text:style-name="P3">Systems Configuration Management automation with Puppet</text:p>
        </text:list-item>
        <text:list-item>
          <text:p text:style-name="P3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3">
        <text:list-item>
          <text:p text:style-name="P4">Systems Configuration Management automation with CfEngine</text:p>
        </text:list-item>
        <text:list-item>
          <text:p text:style-name="P4">Systems Management and Provisioning with Red Hat Satellite Server</text:p>
        </text:list-item>
        <text:list-item>
          <text:p text:style-name="P4">System Monitoring and troubleshooting</text:p>
        </text:list-item>
        <text:list-item>
          <text:p text:style-name="P4">Hardware maintenance in-house data center</text:p>
        </text:list-item>
        <text:list-item>
          <text:p text:style-name="P4">Change management in close coordination with other departments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</text:span><text:line-break/><text:span text:style-name="T2">Linux Project Engineer</text:span></text:p>
      <text:p text:style-name="Definition_20_Definition">Linux Project Engineer at Shell Exploration &amp; Production. Responsibilities and achievements:</text:p>
      <text:list text:style-name="L4">
        <text:list-item>
          <text:p text:style-name="P5">Linux custom engineering based on RHEL</text:p>
        </text:list-item>
        <text:list-item>
          <text:p text:style-name="P5">Writing installation and support manuals, processes and procedures</text:p>
        </text:list-item>
        <text:list-item>
          <text:p text:style-name="P5">Development of remote installation and management tools</text:p>
        </text:list-item>
        <text:list-item>
          <text:p text:style-name="P5">Implementation and configuration of servers and associated software</text:p>
        </text:list-item>
        <text:list-item>
          <text:p text:style-name="P5">Implementation of Red Hat Network Satellite Server</text:p>
        </text:list-item>
        <text:list-item>
          <text:p text:style-name="P5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Responsibilities and achievements:</text:p>
      <text:list text:style-name="L5">
        <text:list-item>
          <text:p text:style-name="P6">Mapping customer business requirements to technical desktop solutions and provide technical leadership to the implementation of these solutions in CNE region</text:p>
        </text:list-item>
        <text:list-item>
          <text:p text:style-name="P6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6">
        <text:list-item>
          <text:p text:style-name="P7">Primary focus on ‘Edge’ and Grid computing, UNIX systems management and provisioning</text:p>
        </text:list-item>
        <text:list-item>
          <text:p text:style-name="P7">Implementation services for Sun ONE products</text:p>
        </text:list-item>
        <text:list-item>
          <text:p text:style-name="P7">Server migration and consolidation</text:p>
        </text:list-item>
        <text:list-item>
          <text:p text:style-name="P7">Pre-sales activities</text:p>
        </text:list-item>
        <text:list-item>
          <text:p text:style-name="P7">Technical documentation</text:p>
        </text:list-item>
        <text:list-item>
          <text:p text:style-name="P7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Responsibilities and achievements:</text:p>
      <text:list text:style-name="L7">
        <text:list-item>
          <text:p text:style-name="P8">Maintenance and building of internal CRM web application on LAMP (Linux, Apache, MySQL and PHP) platform</text:p>
        </text:list-item>
      </text:list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p text:style-name="Definition_20_Term_20_Tight">1996-1998</text:p>
      <text:p text:style-name="Definition_20_Definition_20_Tight"><text:span text:style-name="T1">Media@vantage</text:span><text:line-break/><text:span text:style-name="T2">HTML programmer</text:span></text:p>
      <text:p text:style-name="Definition_20_Term_20_Tight">1995-1996</text:p>
      <text:p text:style-name="Definition_20_Definition_20_Tight"><text:span text:style-name="T1">Planet Internet</text:span><text:line-break/><text:span text:style-name="T2">Help desk employee</text:span></text:p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8">
        <text:list-item>
          <text:p text:style-name="P9">Covid-19 notification iOS app</text:p>
          <text:list text:style-name="L9">
            <text:list-item>
              <text:p text:style-name="P10">Configured CI/CD public build pipeline with Github Actions</text:p>
            </text:list-item>
            <text:list-item>
              <text:p text:style-name="P10">Python script to allow for binary comparison between ipa files resulting from different build environments</text:p>
            </text:list-item>
          </text:list>
          <text:p text:style-name="P9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9">Covid-19 notification app website</text:p>
          <text:list text:style-name="L10">
            <text:list-item>
              <text:p text:style-name="P11">Language switch to allow for multiple languages</text:p>
            </text:list-item>
            <text:list-item>
              <text:p text:style-name="P11">minor contributions</text:p>
            </text:list-item>
          </text:list>
          <text:p text:style-name="P9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1">
        <text:list-item>
          <text:p text:style-name="P12">Ansible</text:p>
        </text:list-item>
        <text:list-item>
          <text:p text:style-name="P12">Puppet</text:p>
        </text:list-item>
        <text:list-item>
          <text:p text:style-name="P12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12">
        <text:list-item>
          <text:p text:style-name="P13">Human Languages:</text:p>
          <text:list text:style-name="L13">
            <text:list-item>
              <text:p text:style-name="P14">Fluent in English and Dutch.</text:p>
            </text:list-item>
            <text:list-item>
              <text:p text:style-name="P14">Fair knowledge of French, German and written Arabic.</text:p>
            </text:list-item>
            <text:list-item>
              <text:p text:style-name="P14">Willing and able to learn new languages quickly.</text:p>
            </text:list-item>
          </text:list>
        </text:list-item>
        <text:list-item>
          <text:p text:style-name="P13">Personal and medical care for people with mental disabilities:</text:p>
          <text:list text:style-name="L14">
            <text:list-item>
              <text:p text:style-name="P15">Medication prescription and handling</text:p>
            </text:list-item>
            <text:list-item>
              <text:p text:style-name="P15">Diabetes Mellitus and Insulin care</text:p>
            </text:list-item>
            <text:list-item>
              <text:p text:style-name="P15">Personal care and basic hygiene</text:p>
            </text:list-item>
            <text:list-item>
              <text:p text:style-name="P15">Personal well-being and creative activities</text:p>
            </text:list-item>
            <text:list-item>
              <text:p text:style-name="P15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5">
        <text:list-item>
          <text:p text:style-name="P16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7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28T07:19:33Z</meta:creation-date>
    <dc:date>2020-07-28T07:19:33Z</dc:date>
  </office:meta>
</office:document-meta>
</file>